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complex="標楷體" fo:color="#000000"/>
    </style:style>
    <style:style style:name="T3" style:parent-style-name="預設段落字型" style:family="text">
      <style:text-properties style:font-name-complex="標楷體" fo:color="#000000"/>
    </style:style>
    <style:style style:name="T4" style:parent-style-name="預設段落字型" style:family="text">
      <style:text-properties style:font-name="@標楷體" style:font-name-asian="@標楷體" style:font-name-complex="@標楷體" fo:color="#000000"/>
    </style:style>
    <style:style style:name="T5" style:parent-style-name="預設段落字型" style:family="text">
      <style:text-properties style:font-name="@標楷體" style:font-name-asian="@標楷體" style:font-name-complex="@標楷體" fo:color="#000000"/>
    </style:style>
    <style:style style:name="T6" style:parent-style-name="預設段落字型" style:family="text">
      <style:text-properties style:font-name="@標楷體" style:font-name-asian="@標楷體" style:font-name-complex="@標楷體" fo:color="#000000"/>
    </style:style>
    <style:style style:name="T7" style:parent-style-name="預設段落字型" style:family="text">
      <style:text-properties style:font-name="@標楷體" style:font-name-asian="@標楷體" style:font-name-complex="@標楷體" fo:color="#000000"/>
    </style:style>
    <style:style style:name="T8" style:parent-style-name="預設段落字型" style:family="text">
      <style:text-properties style:font-name="@標楷體" style:font-name-asian="@標楷體" style:font-name-complex="@標楷體" fo:color="#000000"/>
    </style:style>
    <style:style style:name="T9" style:parent-style-name="預設段落字型" style:family="text">
      <style:text-properties style:font-name="@標楷體" style:font-name-asian="@標楷體" style:font-name-complex="@標楷體" fo:color="#000000"/>
    </style:style>
    <style:style style:name="T10" style:parent-style-name="預設段落字型" style:family="text">
      <style:text-properties style:font-name-complex="標楷體" fo:color="#000000"/>
    </style:style>
    <style:style style:name="T11" style:parent-style-name="預設段落字型" style:family="text">
      <style:text-properties style:font-name-complex="標楷體" fo:color="#000000"/>
    </style:style>
    <style:style style:name="T12" style:parent-style-name="預設段落字型" style:family="text">
      <style:text-properties style:font-name="@標楷體" style:font-name-asian="@標楷體" style:font-name-complex="@標楷體" fo:color="#000000"/>
    </style:style>
    <style:style style:name="T13" style:parent-style-name="預設段落字型" style:family="text">
      <style:text-properties style:font-name="@標楷體" style:font-name-asian="@標楷體" style:font-name-complex="@標楷體" fo:color="#000000"/>
    </style:style>
    <style:style style:name="T14" style:parent-style-name="預設段落字型" style:family="text">
      <style:text-properties style:font-name="@標楷體" style:font-name-asian="@標楷體" style:font-name-complex="@標楷體" fo:color="#000000"/>
    </style:style>
    <style:style style:name="T15" style:parent-style-name="預設段落字型" style:family="text">
      <style:text-properties style:font-name-complex="標楷體" fo:color="#000000"/>
    </style:style>
    <style:style style:name="T16" style:parent-style-name="預設段落字型" style:family="text">
      <style:text-properties style:font-name-complex="標楷體" fo:color="#000000"/>
    </style:style>
    <style:style style:name="T17" style:parent-style-name="預設段落字型" style:family="text">
      <style:text-properties style:font-name-complex="標楷體" fo:color="#000000"/>
    </style:style>
    <style:style style:name="T18" style:parent-style-name="預設段落字型" style:family="text">
      <style:text-properties style:font-name="@標楷體" style:font-name-asian="@標楷體" style:font-name-complex="@標楷體" fo:color="#000000"/>
    </style:style>
    <style:style style:name="T19" style:parent-style-name="預設段落字型" style:family="text">
      <style:text-properties style:font-name="@標楷體" style:font-name-asian="@標楷體" style:font-name-complex="@標楷體" fo:color="#000000"/>
    </style:style>
    <style:style style:name="T20" style:parent-style-name="預設段落字型" style:family="text">
      <style:text-properties style:font-name="@標楷體" style:font-name-asian="@標楷體" style:font-name-complex="@標楷體" fo:color="#000000"/>
    </style:style>
    <style:style style:name="T21" style:parent-style-name="預設段落字型" style:family="text">
      <style:text-properties style:font-name="@標楷體" style:font-name-asian="@標楷體" style:font-name-complex="@標楷體" fo:color="#000000"/>
    </style:style>
    <style:style style:name="T22" style:parent-style-name="預設段落字型" style:family="text">
      <style:text-properties style:font-name="@標楷體" style:font-name-asian="@標楷體" style:font-name-complex="@標楷體" fo:color="#000000"/>
    </style:style>
    <style:style style:name="T23" style:parent-style-name="預設段落字型" style:family="text">
      <style:text-properties style:font-name-complex="標楷體" fo:color="#000000" fo:font-size="11pt" style:font-size-asian="11pt" style:font-size-complex="11pt"/>
    </style:style>
    <style:style style:name="T24" style:parent-style-name="預設段落字型" style:family="text">
      <style:text-properties style:font-name-complex="標楷體" fo:color="#000000" fo:font-size="11pt" style:font-size-asian="11pt" style:font-size-complex="11pt"/>
    </style:style>
    <style:style style:name="T25" style:parent-style-name="預設段落字型" style:family="text">
      <style:text-properties style:font-name="@標楷體" style:font-name-asian="@標楷體" style:font-name-complex="@標楷體" fo:color="#000000"/>
    </style:style>
    <style:style style:name="T26" style:parent-style-name="預設段落字型" style:family="text">
      <style:text-properties style:font-name="@標楷體" style:font-name-asian="@標楷體" style:font-name-complex="@標楷體" fo:color="#000000"/>
    </style:style>
    <style:style style:name="T27" style:parent-style-name="預設段落字型" style:family="text">
      <style:text-properties style:font-name="@標楷體" style:font-name-asian="@標楷體" style:font-name-complex="@標楷體" fo:color="#000000"/>
    </style:style>
    <style:style style:name="T28" style:parent-style-name="預設段落字型" style:family="text">
      <style:text-properties style:font-name-complex="標楷體" fo:color="#000000"/>
    </style:style>
    <style:style style:name="T29" style:parent-style-name="預設段落字型" style:family="text">
      <style:text-properties style:font-name-complex="標楷體" fo:color="#000000"/>
    </style:style>
    <style:style style:name="T30" style:parent-style-name="預設段落字型" style:family="text">
      <style:text-properties style:font-name-complex="標楷體" fo:color="#000000"/>
    </style:style>
    <style:style style:name="T31" style:parent-style-name="預設段落字型" style:family="text">
      <style:text-properties style:font-name-complex="標楷體" fo:color="#000000"/>
    </style:style>
    <style:style style:name="T32" style:parent-style-name="預設段落字型" style:family="text">
      <style:text-properties style:font-name-complex="標楷體" fo:color="#000000"/>
    </style:style>
    <style:style style:name="T33" style:parent-style-name="預設段落字型" style:family="text">
      <style:text-properties style:font-name-complex="標楷體" fo:color="#000000"/>
    </style:style>
    <style:style style:name="T34" style:parent-style-name="預設段落字型" style:family="text">
      <style:text-properties style:font-name-complex="標楷體" fo:color="#000000"/>
    </style:style>
    <style:style style:name="T35" style:parent-style-name="預設段落字型" style:family="text">
      <style:text-properties style:font-name="@標楷體" style:font-name-asian="@標楷體" style:font-name-complex="@標楷體" fo:color="#000000"/>
    </style:style>
    <style:style style:name="T36" style:parent-style-name="預設段落字型" style:family="text">
      <style:text-properties style:font-name="@標楷體" style:font-name-asian="@標楷體" style:font-name-complex="@標楷體" fo:color="#000000"/>
    </style:style>
    <style:style style:name="T37" style:parent-style-name="預設段落字型" style:family="text">
      <style:text-properties style:font-name-complex="標楷體" fo:color="#000000"/>
    </style:style>
    <style:style style:name="T38" style:parent-style-name="預設段落字型" style:family="text">
      <style:text-properties style:font-name-complex="標楷體" fo:color="#000000"/>
    </style:style>
    <style:style style:name="T39" style:parent-style-name="預設段落字型" style:family="text">
      <style:text-properties style:font-name-complex="標楷體" fo:color="#000000"/>
    </style:style>
    <style:style style:name="T40" style:parent-style-name="預設段落字型" style:family="text">
      <style:text-properties style:font-name-complex="標楷體" fo:color="#000000"/>
    </style:style>
    <style:style style:name="T41" style:parent-style-name="預設段落字型" style:family="text">
      <style:text-properties style:font-name-complex="標楷體" fo:color="#000000" fo:font-size="15pt" style:font-size-asian="15pt" style:font-size-complex="15pt"/>
    </style:style>
    <style:style style:name="T42" style:parent-style-name="預設段落字型" style:family="text">
      <style:text-properties fo:font-size="10pt" style:font-size-asian="10pt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draw:fill="none" draw:stroke="solid" svg:stroke-width="0.00347in" svg:stroke-color="#000000" svg:stroke-opacity="100%" draw:stroke-linejoin="miter"/>
    </style:style>
    <style:style style:family="graphic" style:name="a52">
      <style:graphic-properties draw:fill="none" draw:stroke="solid" svg:stroke-width="0.00347in" svg:stroke-color="#000000" svg:stroke-opacity="100%" draw:stroke-linejoin="round"/>
    </style:style>
    <style:style style:family="graphic" style:name="a53">
      <style:graphic-properties draw:fill="solid" draw:fill-color="#000000" draw:opacity="100%" draw:stroke="none"/>
    </style:style>
    <style:style style:family="graphic" style:name="a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">
      <style:graphic-properties draw:fill="none" draw:stroke="solid" svg:stroke-width="0.00347in" svg:stroke-color="#000000" svg:stroke-opacity="100%" draw:stroke-linejoin="round"/>
    </style:style>
    <style:style style:family="graphic" style:name="a20">
      <style:graphic-properties draw:fill="solid" draw:fill-color="#000000" draw:opacity="100%" draw:stroke="none"/>
    </style:style>
    <style:style style:family="graphic" style:name="a59">
      <style:graphic-properties draw:fill="solid" draw:fill-color="#000000" draw:opacity="100%" draw:stroke="none"/>
    </style:style>
    <style:style style:family="graphic" style:name="a21">
      <style:graphic-properties draw:fill="solid" draw:fill-color="#ffffff" draw:opacity="100%" draw:stroke="none"/>
    </style:style>
    <style:style style:family="graphic" style:name="a22">
      <style:graphic-properties draw:fill="solid" draw:fill-color="#ffffff" draw:opacity="100%" draw:stroke="none"/>
    </style:style>
    <style:style style:family="graphic" style:name="a23">
      <style:graphic-properties draw:fill="none" draw:stroke="solid" svg:stroke-width="0.00347in" svg:stroke-color="#000000" svg:stroke-opacity="100%" draw:stroke-linejoin="miter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5">
      <style:graphic-properties draw:fill="none" draw:stroke="solid" svg:stroke-width="0.00347in" svg:stroke-color="#000000" svg:stroke-opacity="100%" draw:stroke-linejoin="round"/>
    </style:style>
    <style:style style:family="graphic" style:name="a26">
      <style:graphic-properties draw:fill="solid" draw:fill-color="#000000" draw:opacity="100%" draw:stroke="none"/>
    </style:style>
    <style:style style:family="graphic" style:name="a27">
      <style:graphic-properties draw:fill="solid" draw:fill-color="#ffffff" draw:opacity="100%" draw:stroke="none"/>
    </style:style>
    <style:style style:family="graphic" style:name="a28">
      <style:graphic-properties draw:fill="none" draw:stroke="solid" svg:stroke-width="0.00347in" svg:stroke-color="#000000" svg:stroke-opacity="100%" draw:stroke-linejoin="miter"/>
    </style:style>
    <style:style style:family="graphic" style:name="a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">
      <style:graphic-properties draw:fill="solid" draw:fill-color="#ffffff" draw:opacity="100%" draw:stroke="none"/>
    </style:style>
    <style:style style:family="graphic" style:name="a61">
      <style:graphic-properties draw:fill="none" draw:stroke="solid" svg:stroke-width="0.00347in" svg:stroke-color="#000000" svg:stroke-opacity="100%" draw:stroke-linejoin="miter"/>
    </style:style>
    <style:style style:family="graphic" style:name="a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">
      <style:graphic-properties draw:fill="none" draw:stroke="solid" svg:stroke-width="0.00347in" svg:stroke-color="#000000" svg:stroke-opacity="100%" draw:stroke-linejoin="round"/>
    </style:style>
    <style:style style:family="graphic" style:name="a64">
      <style:graphic-properties draw:fill="solid" draw:fill-color="#000000" draw:opacity="100%" draw:stroke="none"/>
    </style:style>
    <style:style style:family="graphic" style:name="a0">
      <style:graphic-properties draw:fill="solid" draw:fill-color="#ffffff" draw:opacity="100%" draw:stroke="none"/>
    </style:style>
    <style:style style:family="graphic" style:name="a65">
      <style:graphic-properties draw:fill="solid" draw:fill-color="#ffffff" draw:opacity="100%" draw:stroke="none"/>
    </style:style>
    <style:style style:family="graphic" style:name="a1">
      <style:graphic-properties draw:fill="none" draw:stroke="solid" svg:stroke-width="0.00347in" svg:stroke-color="#000000" svg:stroke-opacity="100%" draw:stroke-linejoin="miter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">
      <style:graphic-properties draw:fill="none" draw:stroke="solid" svg:stroke-width="0.00347in" svg:stroke-color="#000000" svg:stroke-opacity="100%" draw:stroke-linejoin="round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">
      <style:graphic-properties draw:fill="solid" draw:fill-color="#000000" draw:opacity="100%" draw:stroke="none"/>
    </style:style>
    <style:style style:family="graphic" style:name="a30">
      <style:graphic-properties draw:fill="none" draw:stroke="solid" svg:stroke-width="0.00347in" svg:stroke-color="#000000" svg:stroke-opacity="100%" draw:stroke-linejoin="round"/>
    </style:style>
    <style:style style:family="graphic" style:name="a68">
      <style:graphic-properties draw:fill="none" draw:stroke="solid" svg:stroke-width="0.00347in" svg:stroke-color="#000000" svg:stroke-opacity="100%" draw:stroke-linejoin="round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1">
      <style:graphic-properties draw:fill="solid" draw:fill-color="#000000" draw:opacity="100%" draw:stroke="none"/>
    </style:style>
    <style:style style:family="graphic" style:name="a69">
      <style:graphic-properties draw:fill="solid" draw:fill-color="#000000" draw:opacity="100%" draw:stroke="none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2">
      <style:graphic-properties draw:fill="solid" draw:fill-color="#ffffff" draw:opacity="100%" draw:stroke="non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3">
      <style:graphic-properties draw:fill="none" draw:stroke="solid" svg:stroke-width="0.00347in" svg:stroke-color="#000000" svg:stroke-opacity="100%" draw:stroke-linejoin="miter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5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7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8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39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70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71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">
      <style:graphic-properties draw:fill="none" draw:stroke="solid" svg:stroke-width="0.00347in" svg:stroke-color="#000000" svg:stroke-opacity="100%" draw:stroke-linejoin="round"/>
    </style:style>
    <style:style style:family="graphic" style:name="a40">
      <style:graphic-properties draw:fill="solid" draw:fill-color="#ffffff" draw:opacity="100%" draw:stroke="none"/>
    </style:style>
    <style:style style:family="graphic" style:name="a78">
      <style:graphic-properties draw:fill="solid" draw:fill-color="#000000" draw:opacity="100%" draw:stroke="none"/>
    </style:style>
    <style:style style:family="graphic" style:name="a41">
      <style:graphic-properties draw:fill="none" draw:stroke="solid" svg:stroke-width="0.00347in" svg:stroke-color="#000000" svg:stroke-opacity="100%" draw:stroke-linejoin="miter"/>
    </style:style>
    <style:style style:family="graphic" style:name="a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4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5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7">
      <style:graphic-properties draw:fill="solid" draw:fill-color="#ffffff" draw:opacity="100%" draw:stroke="none"/>
    </style:style>
    <style:style style:family="graphic" style:name="a10">
      <style:graphic-properties draw:fill="solid" draw:fill-color="#ffffff" draw:opacity="100%" draw:stroke="none"/>
    </style:style>
    <style:style style:family="graphic" style:name="a48">
      <style:graphic-properties draw:fill="none" draw:stroke="solid" svg:stroke-width="0.00347in" svg:stroke-color="#000000" svg:stroke-opacity="100%" draw:stroke-linejoin="miter"/>
    </style:style>
    <style:style style:family="graphic" style:name="a11">
      <style:graphic-properties draw:fill="none" draw:stroke="solid" svg:stroke-width="0.00347in" svg:stroke-color="#000000" svg:stroke-opacity="100%" draw:stroke-linejoin="miter"/>
    </style:style>
    <style:style style:family="graphic" style:name="a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">
      <style:graphic-properties draw:fill="solid" draw:fill-color="#ffffff" draw:opacity="100%" draw:stroke="none"/>
    </style:style>
    <style:style style:family="graphic" style:name="a14">
      <style:graphic-properties draw:fill="none" draw:stroke="solid" svg:stroke-width="0.00347in" svg:stroke-color="#000000" svg:stroke-opacity="100%" draw:stroke-linejoin="miter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19">
      <style:graphic-properties draw:fill="none" draw:stroke="solid" svg:stroke-width="0.00347in" svg:stroke-color="#000000" svg:stroke-opacity="100%" draw:stroke-linejoin="round"/>
    </style:style>
    <style:style style:family="graphic" style:name="a80">
      <style:graphic-properties draw:fill="none" draw:stroke="solid" svg:stroke-width="0.01042in" svg:stroke-color="#000000" draw:marker-end="a79" svg:stroke-opacity="100%" draw:stroke-linejoin="round"/>
    </style:style>
    <style:style style:family="graphic" style:name="a81">
      <style:graphic-properties/>
    </style:style>
    <style:style style:family="graphic" style:name="a82">
      <style:graphic-properties style:wrap="run-through" style:run-through="foreground" draw:fill="solid" draw:fill-color="#ffffff" draw:opacity="100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g draw:name="畫布 3" draw:id="id80" draw:style-name="a81" text:anchor-type="as-char"><svg:title/><svg:desc/><draw:custom-shape svg:x="2.64722in" svg:y="5.60208in" svg:width="0.99722in" svg:height="0.49722in" draw:id="id0" draw:style-name="a0" draw:name="Rectangle 5"><svg:title/><svg:desc/><draw:enhanced-geometry draw:type="non-primitive" svg:viewBox="0 0 21600 21600" draw:enhanced-path="M 0 0 L 21600 0 21600 21600 0 21600 Z N"/></draw:custom-shape><draw:custom-shape svg:x="2.64722in" svg:y="5.60208in" svg:width="0.99722in" svg:height="0.49722in" draw:id="id1" draw:style-name="a1" draw:name="Rectangle 6"><svg:title/><svg:desc/><draw:enhanced-geometry draw:type="non-primitive" svg:viewBox="0 0 21600 21600" draw:enhanced-path="M 0 0 L 21600 0 21600 21600 0 21600 Z N"/></draw:custom-shape><draw:custom-shape svg:x="2.72361in" svg:y="5.69583in" svg:width="0.83403in" svg:height="0.25in" draw:id="id2" draw:style-name="a2" draw:name="Rectangle 7"><svg:title/><svg:desc/><text:p text:style-name="內文"><text:span text:style-name="T2">製作副本繳</text:span></text:p><draw:enhanced-geometry draw:type="non-primitive" svg:viewBox="0 0 21600 21600" draw:enhanced-path="M 0 0 L 21600 0 21600 21600 0 21600 Z N"/></draw:custom-shape><draw:custom-shape svg:x="2.75in" svg:y="5.875in" svg:width="0.625in" svg:height="0.25in" draw:id="id3" draw:style-name="a3" draw:name="Rectangle 8"><svg:title/><svg:desc/><text:p text:style-name="內文"><text:span text:style-name="T3">交規費</text:span></text:p><draw:enhanced-geometry draw:type="non-primitive" svg:viewBox="0 0 21600 21600" draw:enhanced-path="M 0 0 L 21600 0 21600 21600 0 21600 Z N"/></draw:custom-shape><draw:custom-shape svg:width="0.16736in" svg:height="0.25in" draw:id="id4" draw:style-name="a4" draw:transform="translate(-0.08368in -0.125in) rotate(-1.5708) translate(2.4934in 5.52917in)" draw:name="Rectangle 9"><svg:title/><svg:desc/><text:p text:style-name="內文"><text:span text:style-name="T4">出</text:span></text:p><draw:enhanced-geometry draw:type="non-primitive" svg:viewBox="0 0 21600 21600" draw:enhanced-path="M 0 0 L 21600 0 21600 21600 0 21600 Z N"/></draw:custom-shape><draw:custom-shape svg:width="0.16736in" svg:height="0.25in" draw:id="id5" draw:style-name="a5" draw:transform="translate(-0.08368in -0.125in) rotate(-1.5708) translate(2.4934in 5.66944in)" draw:name="Rectangle 10"><svg:title/><svg:desc/><text:p text:style-name="內文"><text:span text:style-name="T5">納</text:span></text:p><draw:enhanced-geometry draw:type="non-primitive" svg:viewBox="0 0 21600 21600" draw:enhanced-path="M 0 0 L 21600 0 21600 21600 0 21600 Z N"/></draw:custom-shape><draw:custom-shape svg:width="0.16736in" svg:height="0.25in" draw:id="id6" draw:style-name="a6" draw:transform="translate(-0.08368in -0.125in) rotate(-1.5708) translate(2.4934in 5.81042in)" draw:name="Rectangle 11"><svg:title/><svg:desc/><text:p text:style-name="內文"><text:span text:style-name="T6">、</text:span></text:p><draw:enhanced-geometry draw:type="non-primitive" svg:viewBox="0 0 21600 21600" draw:enhanced-path="M 0 0 L 21600 0 21600 21600 0 21600 Z N"/></draw:custom-shape><draw:custom-shape svg:width="0.16736in" svg:height="0.25in" draw:id="id7" draw:style-name="a7" draw:transform="translate(-0.08368in -0.125in) rotate(-1.5708) translate(2.4934in 5.95069in)" draw:name="Rectangle 12"><svg:title/><svg:desc/><text:p text:style-name="內文"><text:span text:style-name="T7">申</text:span></text:p><draw:enhanced-geometry draw:type="non-primitive" svg:viewBox="0 0 21600 21600" draw:enhanced-path="M 0 0 L 21600 0 21600 21600 0 21600 Z N"/></draw:custom-shape><draw:custom-shape svg:width="0.16736in" svg:height="0.25in" draw:id="id8" draw:style-name="a8" draw:transform="translate(-0.08368in -0.125in) rotate(-1.5708) translate(2.4934in 6.09167in)" draw:name="Rectangle 13"><svg:title/><svg:desc/><text:p text:style-name="內文"><text:span text:style-name="T8">請</text:span></text:p><draw:enhanced-geometry draw:type="non-primitive" svg:viewBox="0 0 21600 21600" draw:enhanced-path="M 0 0 L 21600 0 21600 21600 0 21600 Z N"/></draw:custom-shape><draw:custom-shape svg:width="0.16736in" svg:height="0.25in" draw:id="id9" draw:style-name="a9" draw:transform="translate(-0.08368in -0.125in) rotate(-1.5708) translate(2.4934in 6.23194in)" draw:name="Rectangle 14"><svg:title/><svg:desc/><text:p text:style-name="內文"><text:span text:style-name="T9">人</text:span></text:p><draw:enhanced-geometry draw:type="non-primitive" svg:viewBox="0 0 21600 21600" draw:enhanced-path="M 0 0 L 21600 0 21600 21600 0 21600 Z N"/></draw:custom-shape><draw:custom-shape svg:x="2.64722in" svg:y="6.59722in" svg:width="0.99722in" svg:height="0.49861in" draw:id="id10" draw:style-name="a10" draw:name="Rectangle 15"><svg:title/><svg:desc/><draw:enhanced-geometry draw:type="non-primitive" svg:viewBox="0 0 21600 21600" draw:enhanced-path="M 0 0 L 21600 0 21600 21600 0 21600 Z N"/></draw:custom-shape><draw:custom-shape svg:x="2.64722in" svg:y="6.59722in" svg:width="0.99722in" svg:height="0.49861in" draw:id="id11" draw:style-name="a11" draw:name="Rectangle 16"><svg:title/><svg:desc/><draw:enhanced-geometry draw:type="non-primitive" svg:viewBox="0 0 21600 21600" draw:enhanced-path="M 0 0 L 21600 0 21600 21600 0 21600 Z N"/></draw:custom-shape><draw:custom-shape svg:x="3.00486in" svg:y="6.77569in" svg:width="0.33403in" svg:height="0.25in" draw:id="id12" draw:style-name="a12" draw:name="Rectangle 17"><svg:title/><svg:desc/><text:p text:style-name="內文"><text:span text:style-name="T10">校對</text:span></text:p><draw:enhanced-geometry draw:type="non-primitive" svg:viewBox="0 0 21600 21600" draw:enhanced-path="M 0 0 L 21600 0 21600 21600 0 21600 Z N"/></draw:custom-shape><draw:custom-shape svg:x="2.64861in" svg:y="7.59375in" svg:width="0.99583in" svg:height="0.49861in" draw:id="id13" draw:style-name="a13" draw:name="Rectangle 18"><svg:title/><svg:desc/><draw:enhanced-geometry draw:type="non-primitive" svg:viewBox="0 0 21600 21600" draw:enhanced-path="M 0 0 L 21600 0 21600 21600 0 21600 Z N"/></draw:custom-shape><draw:custom-shape svg:x="2.64861in" svg:y="7.59375in" svg:width="0.99583in" svg:height="0.49861in" draw:id="id14" draw:style-name="a14" draw:name="Rectangle 19"><svg:title/><svg:desc/><draw:enhanced-geometry draw:type="non-primitive" svg:viewBox="0 0 21600 21600" draw:enhanced-path="M 0 0 L 21600 0 21600 21600 0 21600 Z N"/></draw:custom-shape><draw:custom-shape svg:x="3.00486in" svg:y="7.77222in" svg:width="0.33403in" svg:height="0.25in" draw:id="id15" draw:style-name="a15" draw:name="Rectangle 20"><svg:title/><svg:desc/><text:p text:style-name="內文"><text:span text:style-name="T11">用印</text:span></text:p><draw:enhanced-geometry draw:type="non-primitive" svg:viewBox="0 0 21600 21600" draw:enhanced-path="M 0 0 L 21600 0 21600 21600 0 21600 Z N"/></draw:custom-shape><draw:custom-shape svg:width="0.16736in" svg:height="0.25in" draw:id="id16" draw:style-name="a16" draw:transform="translate(-0.08368in -0.125in) rotate(-1.5708) translate(2.4934in 6.71875in)" draw:name="Rectangle 21"><svg:title/><svg:desc/><text:p text:style-name="內文"><text:span text:style-name="T12">承</text:span></text:p><draw:enhanced-geometry draw:type="non-primitive" svg:viewBox="0 0 21600 21600" draw:enhanced-path="M 0 0 L 21600 0 21600 21600 0 21600 Z N"/></draw:custom-shape><draw:custom-shape svg:width="0.16736in" svg:height="0.25in" draw:id="id17" draw:style-name="a17" draw:transform="translate(-0.08368in -0.125in) rotate(-1.5708) translate(2.4934in 6.85972in)" draw:name="Rectangle 22"><svg:title/><svg:desc/><text:p text:style-name="內文"><text:span text:style-name="T13">辦</text:span></text:p><draw:enhanced-geometry draw:type="non-primitive" svg:viewBox="0 0 21600 21600" draw:enhanced-path="M 0 0 L 21600 0 21600 21600 0 21600 Z N"/></draw:custom-shape><draw:custom-shape svg:width="0.16736in" svg:height="0.25in" draw:id="id18" draw:style-name="a18" draw:transform="translate(-0.08368in -0.125in) rotate(-1.5708) translate(2.4934in 7in)" draw:name="Rectangle 23"><svg:title/><svg:desc/><text:p text:style-name="內文"><text:span text:style-name="T14">員</text:span></text:p><draw:enhanced-geometry draw:type="non-primitive" svg:viewBox="0 0 21600 21600" draw:enhanced-path="M 0 0 L 21600 0 21600 21600 0 21600 Z N"/></draw:custom-shape><draw:connector draw:type="line" svg:x1="3.14583in" svg:y1="6.09931in" svg:x2="3.14583in" svg:y2="6.54097in" draw:id="id19" draw:style-name="a19" draw:name="Line 24"><svg:title/><svg:desc/></draw:connector><draw:custom-shape svg:x="3.11389in" svg:y="6.53264in" svg:width="0.06389in" svg:height="0.06458in" draw:id="id20" draw:style-name="a20" draw:name="Freeform 25"><svg:title/><svg:desc/><draw:enhanced-geometry draw:type="non-primitive" svg:viewBox="0 0 92 93" draw:enhanced-path="M 92 0 L 46 93 0 0 92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"/><draw:equation draw:name="f7" draw:formula="?f4 / 93"/><draw:equation draw:name="f8" draw:formula="92 * ?f5 / 92"/><draw:equation draw:name="f9" draw:formula="0 * ?f4 / 93"/><draw:equation draw:name="f10" draw:formula="46 * ?f5 / 92"/><draw:equation draw:name="f11" draw:formula="93 * ?f4 / 93"/><draw:equation draw:name="f12" draw:formula="0 * ?f5 / 9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4.475in" svg:y="6.59722in" svg:width="0.99583in" svg:height="0.49861in" draw:id="id21" draw:style-name="a21" draw:name="Rectangle 26"><svg:title/><svg:desc/><draw:enhanced-geometry draw:type="non-primitive" svg:viewBox="0 0 21600 21600" draw:enhanced-path="M 0 0 L 21600 0 21600 21600 0 21600 Z N"/></draw:custom-shape><draw:custom-shape svg:x="4.475in" svg:y="7.59375in" svg:width="0.99722in" svg:height="0.51458in" draw:id="id22" draw:style-name="a22" draw:name="Rectangle 27"><svg:title/><svg:desc/><draw:enhanced-geometry draw:type="non-primitive" svg:viewBox="0 0 21600 21600" draw:enhanced-path="M 0 0 L 21600 0 21600 21600 0 21600 Z N"/></draw:custom-shape><draw:custom-shape svg:x="4.475in" svg:y="7.59375in" svg:width="0.99722in" svg:height="0.51458in" draw:id="id23" draw:style-name="a23" draw:name="Rectangle 28"><svg:title/><svg:desc/><draw:enhanced-geometry draw:type="non-primitive" svg:viewBox="0 0 21600 21600" draw:enhanced-path="M 0 0 L 21600 0 21600 21600 0 21600 Z N"/></draw:custom-shape><draw:custom-shape svg:x="4.55069in" svg:y="7.77986in" svg:width="0.66736in" svg:height="0.5in" draw:id="id24" draw:style-name="a24" draw:name="Rectangle 29"><svg:title/><svg:desc/><text:p text:style-name="內文"><text:span text:style-name="T15">領取副本</text:span></text:p><text:p text:style-name="內文"/><draw:enhanced-geometry draw:type="non-primitive" svg:viewBox="0 0 21600 21600" draw:enhanced-path="M 0 0 L 21600 0 21600 21600 0 21600 Z N"/></draw:custom-shape><draw:connector draw:type="line" svg:x1="3.64444in" svg:y1="7.85972in" svg:x2="4.41875in" svg:y2="7.85972in" draw:id="id25" draw:style-name="a25" draw:name="Line 30"><svg:title/><svg:desc/></draw:connector><draw:custom-shape svg:x="4.40972in" svg:y="7.82639in" svg:width="0.06528in" svg:height="0.06528in" draw:id="id26" draw:style-name="a26" draw:name="Freeform 31"><svg:title/><svg:desc/><draw:enhanced-geometry draw:type="non-primitive" svg:viewBox="0 0 94 94" draw:enhanced-path="M 0 0 L 94 48 0 94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"/><draw:equation draw:name="f7" draw:formula="?f4 / 94"/><draw:equation draw:name="f8" draw:formula="0 * ?f5 / 94"/><draw:equation draw:name="f9" draw:formula="0 * ?f4 / 94"/><draw:equation draw:name="f10" draw:formula="94 * ?f5 / 94"/><draw:equation draw:name="f11" draw:formula="48 * ?f4 / 94"/><draw:equation draw:name="f12" draw:formula="94 * ?f4 / 94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64722in" svg:y="0.625in" svg:width="0.99722in" svg:height="0.49514in" draw:id="id27" draw:style-name="a27" draw:name="Rectangle 32"><svg:title/><svg:desc/><draw:enhanced-geometry draw:type="non-primitive" svg:viewBox="0 0 21600 21600" draw:enhanced-path="M 0 0 L 21600 0 21600 21600 0 21600 Z N"/></draw:custom-shape><draw:custom-shape svg:x="2.64722in" svg:y="0.625in" svg:width="0.99722in" svg:height="0.49514in" draw:id="id28" draw:style-name="a28" draw:name="Rectangle 33"><svg:title/><svg:desc/><draw:enhanced-geometry draw:type="non-primitive" svg:viewBox="0 0 21600 21600" draw:enhanced-path="M 0 0 L 21600 0 21600 21600 0 21600 Z N"/></draw:custom-shape><draw:custom-shape svg:x="3.00486in" svg:y="0.80139in" svg:width="0.33403in" svg:height="0.25in" draw:id="id29" draw:style-name="a29" draw:name="Rectangle 34"><svg:title/><svg:desc/><text:p text:style-name="內文"><text:span text:style-name="T16">掛號</text:span></text:p><draw:enhanced-geometry draw:type="non-primitive" svg:viewBox="0 0 21600 21600" draw:enhanced-path="M 0 0 L 21600 0 21600 21600 0 21600 Z N"/></draw:custom-shape><draw:connector draw:type="line" svg:x1="3.14583in" svg:y1="1.12014in" svg:x2="3.14583in" svg:y2="1.56111in" draw:id="id30" draw:style-name="a30" draw:name="Line 35"><svg:title/><svg:desc/></draw:connector><draw:custom-shape svg:x="3.11389in" svg:y="1.55347in" svg:width="0.06389in" svg:height="0.06389in" draw:id="id31" draw:style-name="a31" draw:name="Freeform 36"><svg:title/><svg:desc/><draw:enhanced-geometry draw:type="non-primitive" svg:viewBox="0 0 92 92" draw:enhanced-path="M 92 0 L 46 92 0 0 92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"/><draw:equation draw:name="f7" draw:formula="?f4 / 92"/><draw:equation draw:name="f8" draw:formula="92 * ?f5 / 92"/><draw:equation draw:name="f9" draw:formula="0 * ?f4 / 92"/><draw:equation draw:name="f10" draw:formula="46 * ?f5 / 92"/><draw:equation draw:name="f11" draw:formula="92 * ?f4 / 92"/><draw:equation draw:name="f12" draw:formula="0 * ?f5 / 9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64722in" svg:y="1.61736in" svg:width="0.99722in" svg:height="0.49792in" draw:id="id32" draw:style-name="a32" draw:name="Rectangle 37"><svg:title/><svg:desc/><draw:enhanced-geometry draw:type="non-primitive" svg:viewBox="0 0 21600 21600" draw:enhanced-path="M 0 0 L 21600 0 21600 21600 0 21600 Z N"/></draw:custom-shape><draw:custom-shape svg:x="2.64722in" svg:y="1.61736in" svg:width="0.99722in" svg:height="0.49792in" draw:id="id33" draw:style-name="a33" draw:name="Rectangle 38"><svg:title/><svg:desc/><draw:enhanced-geometry draw:type="non-primitive" svg:viewBox="0 0 21600 21600" draw:enhanced-path="M 0 0 L 21600 0 21600 21600 0 21600 Z N"/></draw:custom-shape><draw:custom-shape svg:x="3.00486in" svg:y="1.79583in" svg:width="0.33403in" svg:height="0.25in" draw:id="id34" draw:style-name="a34" draw:name="Rectangle 39"><svg:title/><svg:desc/><text:p text:style-name="內文"><text:span text:style-name="T17">派件</text:span></text:p><draw:enhanced-geometry draw:type="non-primitive" svg:viewBox="0 0 21600 21600" draw:enhanced-path="M 0 0 L 21600 0 21600 21600 0 21600 Z N"/></draw:custom-shape><draw:custom-shape svg:width="0.16736in" svg:height="0.25in" draw:id="id35" draw:style-name="a35" draw:transform="translate(-0.08368in -0.125in) rotate(-1.5708) translate(2.4934in 7.71528in)" draw:name="Rectangle 40"><svg:title/><svg:desc/><text:p text:style-name="內文"><text:span text:style-name="T18">祕</text:span></text:p><draw:enhanced-geometry draw:type="non-primitive" svg:viewBox="0 0 21600 21600" draw:enhanced-path="M 0 0 L 21600 0 21600 21600 0 21600 Z N"/></draw:custom-shape><draw:custom-shape svg:width="0.16736in" svg:height="0.25in" draw:id="id36" draw:style-name="a36" draw:transform="translate(-0.08368in -0.125in) rotate(-1.5708) translate(2.4934in 7.85625in)" draw:name="Rectangle 41"><svg:title/><svg:desc/><text:p text:style-name="內文"><text:span text:style-name="T19">書</text:span></text:p><draw:enhanced-geometry draw:type="non-primitive" svg:viewBox="0 0 21600 21600" draw:enhanced-path="M 0 0 L 21600 0 21600 21600 0 21600 Z N"/></draw:custom-shape><draw:custom-shape svg:width="0.16736in" svg:height="0.25in" draw:id="id37" draw:style-name="a37" draw:transform="translate(-0.08368in -0.125in) rotate(-1.5708) translate(2.4934in 7.99653in)" draw:name="Rectangle 42"><svg:title/><svg:desc/><text:p text:style-name="內文"><text:span text:style-name="T20">室</text:span></text:p><draw:enhanced-geometry draw:type="non-primitive" svg:viewBox="0 0 21600 21600" draw:enhanced-path="M 0 0 L 21600 0 21600 21600 0 21600 Z N"/></draw:custom-shape><draw:custom-shape svg:width="0.16736in" svg:height="0.25in" draw:id="id38" draw:style-name="a38" draw:transform="translate(-0.08368in -0.125in) rotate(-1.5708) translate(2.48576in 1.81042in)" draw:name="Rectangle 43"><svg:title/><svg:desc/><text:p text:style-name="內文"><text:span text:style-name="T21">課</text:span></text:p><draw:enhanced-geometry draw:type="non-primitive" svg:viewBox="0 0 21600 21600" draw:enhanced-path="M 0 0 L 21600 0 21600 21600 0 21600 Z N"/></draw:custom-shape><draw:custom-shape svg:width="0.16736in" svg:height="0.25in" draw:id="id39" draw:style-name="a39" draw:transform="translate(-0.08368in -0.125in) rotate(-1.5708) translate(2.48576in 1.95in)" draw:name="Rectangle 44"><svg:title/><svg:desc/><text:p text:style-name="內文"><text:span text:style-name="T22">長</text:span></text:p><draw:enhanced-geometry draw:type="non-primitive" svg:viewBox="0 0 21600 21600" draw:enhanced-path="M 0 0 L 21600 0 21600 21600 0 21600 Z N"/></draw:custom-shape><draw:custom-shape svg:x="2.64722in" svg:y="2.6125in" svg:width="0.99722in" svg:height="0.49931in" draw:id="id40" draw:style-name="a40" draw:name="Rectangle 45"><svg:title/><svg:desc/><draw:enhanced-geometry draw:type="non-primitive" svg:viewBox="0 0 21600 21600" draw:enhanced-path="M 0 0 L 21600 0 21600 21600 0 21600 Z N"/></draw:custom-shape><draw:custom-shape svg:x="2.64722in" svg:y="2.6125in" svg:width="0.99722in" svg:height="0.49931in" draw:id="id41" draw:style-name="a41" draw:name="Rectangle 46"><svg:title/><svg:desc/><draw:enhanced-geometry draw:type="non-primitive" svg:viewBox="0 0 21600 21600" draw:enhanced-path="M 0 0 L 21600 0 21600 21600 0 21600 Z N"/></draw:custom-shape><draw:custom-shape svg:x="2.72361in" svg:y="2.70694in" svg:width="0.91736in" svg:height="0.25in" draw:id="id42" draw:style-name="a42" draw:name="Rectangle 47"><svg:title/><svg:desc/><text:p text:style-name="內文"><text:span text:style-name="T23">審查資料並勘</text:span></text:p><draw:enhanced-geometry draw:type="non-primitive" svg:viewBox="0 0 21600 21600" draw:enhanced-path="M 0 0 L 21600 0 21600 21600 0 21600 Z N"/></draw:custom-shape><draw:custom-shape svg:x="2.93472in" svg:y="2.87569in" svg:width="0.45903in" svg:height="0.25in" draw:id="id43" draw:style-name="a43" draw:name="Rectangle 48"><svg:title/><svg:desc/><text:p text:style-name="內文"><text:span text:style-name="T24">查現場</text:span></text:p><draw:enhanced-geometry draw:type="non-primitive" svg:viewBox="0 0 21600 21600" draw:enhanced-path="M 0 0 L 21600 0 21600 21600 0 21600 Z N"/></draw:custom-shape><draw:custom-shape svg:width="0.16736in" svg:height="0.25in" draw:id="id44" draw:style-name="a44" draw:transform="translate(-0.08368in -0.125in) rotate(-1.5708) translate(2.56354in 2.73542in)" draw:name="Rectangle 49"><svg:title/><svg:desc/><text:p text:style-name="內文"><text:span text:style-name="T25">承</text:span></text:p><draw:enhanced-geometry draw:type="non-primitive" svg:viewBox="0 0 21600 21600" draw:enhanced-path="M 0 0 L 21600 0 21600 21600 0 21600 Z N"/></draw:custom-shape><draw:custom-shape svg:width="0.16736in" svg:height="0.25in" draw:id="id45" draw:style-name="a45" draw:transform="translate(-0.08368in -0.125in) rotate(-1.5708) translate(2.56354in 2.87639in)" draw:name="Rectangle 50"><svg:title/><svg:desc/><text:p text:style-name="內文"><text:span text:style-name="T26">辦</text:span></text:p><draw:enhanced-geometry draw:type="non-primitive" svg:viewBox="0 0 21600 21600" draw:enhanced-path="M 0 0 L 21600 0 21600 21600 0 21600 Z N"/></draw:custom-shape><draw:custom-shape svg:width="0.16736in" svg:height="0.25in" draw:id="id46" draw:style-name="a46" draw:transform="translate(-0.08368in -0.125in) rotate(-1.5708) translate(2.56354in 3.01597in)" draw:name="Rectangle 51"><svg:title/><svg:desc/><text:p text:style-name="內文"><text:span text:style-name="T27">員</text:span></text:p><draw:enhanced-geometry draw:type="non-primitive" svg:viewBox="0 0 21600 21600" draw:enhanced-path="M 0 0 L 21600 0 21600 21600 0 21600 Z N"/></draw:custom-shape><draw:custom-shape svg:x="2.64722in" svg:y="3.61042in" svg:width="0.99722in" svg:height="0.49653in" draw:id="id47" draw:style-name="a47" draw:name="Rectangle 52"><svg:title/><svg:desc/><draw:enhanced-geometry draw:type="non-primitive" svg:viewBox="0 0 21600 21600" draw:enhanced-path="M 0 0 L 21600 0 21600 21600 0 21600 Z N"/></draw:custom-shape><draw:custom-shape svg:x="2.64722in" svg:y="3.61042in" svg:width="0.99722in" svg:height="0.49653in" draw:id="id48" draw:style-name="a48" draw:name="Rectangle 53"><svg:title/><svg:desc/><draw:enhanced-geometry draw:type="non-primitive" svg:viewBox="0 0 21600 21600" draw:enhanced-path="M 0 0 L 21600 0 21600 21600 0 21600 Z N"/></draw:custom-shape><draw:custom-shape svg:x="3.00486in" svg:y="3.7875in" svg:width="0.33403in" svg:height="0.25in" draw:id="id49" draw:style-name="a49" draw:name="Rectangle 54"><svg:title/><svg:desc/><text:p text:style-name="內文"><text:span text:style-name="T28">決行</text:span></text:p><draw:enhanced-geometry draw:type="non-primitive" svg:viewBox="0 0 21600 21600" draw:enhanced-path="M 0 0 L 21600 0 21600 21600 0 21600 Z N"/></draw:custom-shape><draw:custom-shape svg:x="2.64722in" svg:y="4.60556in" svg:width="0.97778in" svg:height="0.64444in" draw:id="id50" draw:style-name="a50" draw:name="Rectangle 55"><svg:title/><svg:desc/><text:p text:style-name="內文"><text:span text:style-name="T29">發文通知申請人</text:span></text:p><text:p text:style-name="內文"/><text:p text:style-name="內文"/><draw:enhanced-geometry draw:type="non-primitive" svg:viewBox="0 0 21600 21600" draw:enhanced-path="M 0 0 L 21600 0 21600 21600 0 21600 Z N"/></draw:custom-shape><draw:custom-shape svg:x="2.64722in" svg:y="4.60556in" svg:width="0.99722in" svg:height="0.64444in" draw:id="id51" draw:style-name="a51" draw:name="Rectangle 56"><svg:title/><svg:desc/><draw:enhanced-geometry draw:type="non-primitive" svg:viewBox="0 0 21600 21600" draw:enhanced-path="M 0 0 L 21600 0 21600 21600 0 21600 Z N"/></draw:custom-shape><draw:connector draw:type="line" svg:x1="3.14583in" svg:y1="3.11181in" svg:x2="3.14583in" svg:y2="3.55278in" draw:id="id52" draw:style-name="a52" draw:name="Line 57"><svg:title/><svg:desc/></draw:connector><draw:custom-shape svg:x="3.11389in" svg:y="3.54514in" svg:width="0.06389in" svg:height="0.06528in" draw:id="id53" draw:style-name="a53" draw:name="Freeform 58"><svg:title/><svg:desc/><draw:enhanced-geometry draw:type="non-primitive" svg:viewBox="0 0 92 94" draw:enhanced-path="M 92 0 L 46 94 0 0 92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"/><draw:equation draw:name="f7" draw:formula="?f4 / 94"/><draw:equation draw:name="f8" draw:formula="92 * ?f5 / 92"/><draw:equation draw:name="f9" draw:formula="0 * ?f4 / 94"/><draw:equation draw:name="f10" draw:formula="46 * ?f5 / 92"/><draw:equation draw:name="f11" draw:formula="94 * ?f4 / 94"/><draw:equation draw:name="f12" draw:formula="0 * ?f5 / 9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91944in" svg:y="4.20208in" svg:width="0.16736in" svg:height="0.25in" draw:id="id54" draw:style-name="a54" draw:name="Rectangle 59"><svg:title/><svg:desc/><text:p text:style-name="內文"><text:span text:style-name="T30">符</text:span></text:p><draw:enhanced-geometry draw:type="non-primitive" svg:viewBox="0 0 21600 21600" draw:enhanced-path="M 0 0 L 21600 0 21600 21600 0 21600 Z N"/></draw:custom-shape><draw:custom-shape svg:x="2.91944in" svg:y="4.37083in" svg:width="0.16736in" svg:height="0.25in" draw:id="id55" draw:style-name="a55" draw:name="Rectangle 60"><svg:title/><svg:desc/><text:p text:style-name="內文"><text:span text:style-name="T31">合</text:span></text:p><draw:enhanced-geometry draw:type="non-primitive" svg:viewBox="0 0 21600 21600" draw:enhanced-path="M 0 0 L 21600 0 21600 21600 0 21600 Z N"/></draw:custom-shape><draw:custom-shape svg:x="2.91944in" svg:y="3.20556in" svg:width="0.16736in" svg:height="0.25in" draw:id="id56" draw:style-name="a56" draw:name="Rectangle 61"><svg:title/><svg:desc/><text:p text:style-name="內文"><text:span text:style-name="T32">符</text:span></text:p><draw:enhanced-geometry draw:type="non-primitive" svg:viewBox="0 0 21600 21600" draw:enhanced-path="M 0 0 L 21600 0 21600 21600 0 21600 Z N"/></draw:custom-shape><draw:custom-shape svg:x="2.91944in" svg:y="3.37431in" svg:width="0.16736in" svg:height="0.25in" draw:id="id57" draw:style-name="a57" draw:name="Rectangle 62"><svg:title/><svg:desc/><text:p text:style-name="內文"><text:span text:style-name="T33">合</text:span></text:p><draw:enhanced-geometry draw:type="non-primitive" svg:viewBox="0 0 21600 21600" draw:enhanced-path="M 0 0 L 21600 0 21600 21600 0 21600 Z N"/></draw:custom-shape><draw:connector draw:type="line" svg:x1="3.14583in" svg:y1="2.11528in" svg:x2="3.14583in" svg:y2="2.55625in" draw:id="id58" draw:style-name="a58" draw:name="Line 63"><svg:title/><svg:desc/></draw:connector><draw:custom-shape svg:x="3.11389in" svg:y="2.54722in" svg:width="0.06389in" svg:height="0.06528in" draw:id="id59" draw:style-name="a59" draw:name="Freeform 64"><svg:title/><svg:desc/><draw:enhanced-geometry draw:type="non-primitive" svg:viewBox="0 0 92 94" draw:enhanced-path="M 92 0 L 46 94 0 0 92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"/><draw:equation draw:name="f7" draw:formula="?f4 / 94"/><draw:equation draw:name="f8" draw:formula="92 * ?f5 / 92"/><draw:equation draw:name="f9" draw:formula="0 * ?f4 / 94"/><draw:equation draw:name="f10" draw:formula="46 * ?f5 / 92"/><draw:equation draw:name="f11" draw:formula="94 * ?f4 / 94"/><draw:equation draw:name="f12" draw:formula="0 * ?f5 / 9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4.475in" svg:y="2.61389in" svg:width="0.99583in" svg:height="0.49792in" draw:id="id60" draw:style-name="a60" draw:name="Rectangle 65"><svg:title/><svg:desc/><draw:enhanced-geometry draw:type="non-primitive" svg:viewBox="0 0 21600 21600" draw:enhanced-path="M 0 0 L 21600 0 21600 21600 0 21600 Z N"/></draw:custom-shape><draw:custom-shape svg:x="4.475in" svg:y="2.61389in" svg:width="0.99583in" svg:height="0.49792in" draw:id="id61" draw:style-name="a61" draw:name="Rectangle 66"><svg:title/><svg:desc/><draw:enhanced-geometry draw:type="non-primitive" svg:viewBox="0 0 21600 21600" draw:enhanced-path="M 0 0 L 21600 0 21600 21600 0 21600 Z N"/></draw:custom-shape><draw:custom-shape svg:x="4.69097in" svg:y="2.79236in" svg:width="0.66736in" svg:height="0.25in" draw:id="id62" draw:style-name="a62" draw:name="Rectangle 67"><svg:title/><svg:desc/><text:p text:style-name="內文"><text:span text:style-name="T34">通知補正</text:span></text:p><draw:enhanced-geometry draw:type="non-primitive" svg:viewBox="0 0 21600 21600" draw:enhanced-path="M 0 0 L 21600 0 21600 21600 0 21600 Z N"/></draw:custom-shape><draw:connector draw:type="line" svg:x1="3.64444in" svg:y1="2.77917in" svg:x2="4.41736in" svg:y2="2.77917in" draw:id="id63" draw:style-name="a63" draw:name="Line 68"><svg:title/><svg:desc/></draw:connector><draw:custom-shape svg:x="4.40972in" svg:y="2.74722in" svg:width="0.06528in" svg:height="0.06458in" draw:id="id64" draw:style-name="a64" draw:name="Freeform 69"><svg:title/><svg:desc/><draw:enhanced-geometry draw:type="non-primitive" svg:viewBox="0 0 94 93" draw:enhanced-path="M 0 0 L 94 46 0 93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"/><draw:equation draw:name="f7" draw:formula="?f4 / 93"/><draw:equation draw:name="f8" draw:formula="0 * ?f5 / 94"/><draw:equation draw:name="f9" draw:formula="0 * ?f4 / 93"/><draw:equation draw:name="f10" draw:formula="94 * ?f5 / 94"/><draw:equation draw:name="f11" draw:formula="46 * ?f4 / 93"/><draw:equation draw:name="f12" draw:formula="93 * ?f4 / 9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4.475in" svg:y="4.10694in" svg:width="0.99583in" svg:height="0.49861in" draw:id="id65" draw:style-name="a65" draw:name="Rectangle 70"><svg:title/><svg:desc/><draw:enhanced-geometry draw:type="non-primitive" svg:viewBox="0 0 21600 21600" draw:enhanced-path="M 0 0 L 21600 0 21600 21600 0 21600 Z N"/></draw:custom-shape><draw:connector draw:type="line" svg:x1="3.14583in" svg:y1="7.09583in" svg:x2="3.14583in" svg:y2="7.53681in" draw:id="id66" draw:style-name="a66" draw:name="Line 71"><svg:title/><svg:desc/></draw:connector><draw:custom-shape svg:x="3.11389in" svg:y="7.52847in" svg:width="0.06389in" svg:height="0.06528in" draw:id="id67" draw:style-name="a67" draw:name="Freeform 72"><svg:title/><svg:desc/><draw:enhanced-geometry draw:type="non-primitive" svg:viewBox="0 0 92 94" draw:enhanced-path="M 92 0 L 46 94 0 0 92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"/><draw:equation draw:name="f7" draw:formula="?f4 / 94"/><draw:equation draw:name="f8" draw:formula="92 * ?f5 / 92"/><draw:equation draw:name="f9" draw:formula="0 * ?f4 / 94"/><draw:equation draw:name="f10" draw:formula="46 * ?f5 / 92"/><draw:equation draw:name="f11" draw:formula="94 * ?f4 / 94"/><draw:equation draw:name="f12" draw:formula="0 * ?f5 / 9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onnector draw:type="line" svg:x1="3.14583in" svg:y1="4.10694in" svg:x2="3.14583in" svg:y2="4.54931in" draw:id="id68" draw:style-name="a68" draw:name="Line 73"><svg:title/><svg:desc/></draw:connector><draw:custom-shape svg:x="3.11389in" svg:y="4.54028in" svg:width="0.06389in" svg:height="0.06528in" draw:id="id69" draw:style-name="a69" draw:name="Freeform 74"><svg:title/><svg:desc/><draw:enhanced-geometry draw:type="non-primitive" svg:viewBox="0 0 92 94" draw:enhanced-path="M 92 0 L 46 94 0 0 92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"/><draw:equation draw:name="f7" draw:formula="?f4 / 94"/><draw:equation draw:name="f8" draw:formula="92 * ?f5 / 92"/><draw:equation draw:name="f9" draw:formula="0 * ?f4 / 94"/><draw:equation draw:name="f10" draw:formula="46 * ?f5 / 92"/><draw:equation draw:name="f11" draw:formula="94 * ?f4 / 94"/><draw:equation draw:name="f12" draw:formula="0 * ?f5 / 9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width="0.16736in" svg:height="0.25in" draw:id="id70" draw:style-name="a70" draw:transform="translate(-0.08368in -0.125in) rotate(-1.5708) translate(2.56354in 3.80208in)" draw:name="Rectangle 75"><svg:title/><svg:desc/><text:p text:style-name="內文"><text:span text:style-name="T35">課</text:span></text:p><draw:enhanced-geometry draw:type="non-primitive" svg:viewBox="0 0 21600 21600" draw:enhanced-path="M 0 0 L 21600 0 21600 21600 0 21600 Z N"/></draw:custom-shape><draw:custom-shape svg:width="0.16736in" svg:height="0.25in" draw:id="id71" draw:style-name="a71" draw:transform="translate(-0.08368in -0.125in) rotate(-1.5708) translate(2.56354in 3.94236in)" draw:name="Rectangle 76"><svg:title/><svg:desc/><text:p text:style-name="內文"><text:span text:style-name="T36">長</text:span></text:p><draw:enhanced-geometry draw:type="non-primitive" svg:viewBox="0 0 21600 21600" draw:enhanced-path="M 0 0 L 21600 0 21600 21600 0 21600 Z N"/></draw:custom-shape><draw:custom-shape svg:x="3.875in" svg:y="2.5in" svg:width="0.33403in" svg:height="0.25in" draw:id="id72" draw:style-name="a72" draw:name="Rectangle 77"><svg:title/><svg:desc/><text:p text:style-name="內文"><text:span text:style-name="T37">不合</text:span></text:p><draw:enhanced-geometry draw:type="non-primitive" svg:viewBox="0 0 21600 21600" draw:enhanced-path="M 0 0 L 21600 0 21600 21600 0 21600 Z N"/></draw:custom-shape><draw:custom-shape svg:x="2.42083in" svg:y="0.63194in" svg:width="0.16736in" svg:height="0.25in" draw:id="id73" draw:style-name="a73" draw:name="Rectangle 78"><svg:title/><svg:desc/><text:p text:style-name="內文"><text:span text:style-name="T38">祕</text:span></text:p><draw:enhanced-geometry draw:type="non-primitive" svg:viewBox="0 0 21600 21600" draw:enhanced-path="M 0 0 L 21600 0 21600 21600 0 21600 Z N"/></draw:custom-shape><draw:custom-shape svg:x="2.42083in" svg:y="0.8in" svg:width="0.16736in" svg:height="0.25in" draw:id="id74" draw:style-name="a74" draw:name="Rectangle 79"><svg:title/><svg:desc/><text:p text:style-name="內文"><text:span text:style-name="T39">書</text:span></text:p><draw:enhanced-geometry draw:type="non-primitive" svg:viewBox="0 0 21600 21600" draw:enhanced-path="M 0 0 L 21600 0 21600 21600 0 21600 Z N"/></draw:custom-shape><draw:custom-shape svg:x="2.42083in" svg:y="0.96875in" svg:width="0.16736in" svg:height="0.25in" draw:id="id75" draw:style-name="a75" draw:name="Rectangle 80"><svg:title/><svg:desc/><text:p text:style-name="內文"><text:span text:style-name="T40">室</text:span></text:p><draw:enhanced-geometry draw:type="non-primitive" svg:viewBox="0 0 21600 21600" draw:enhanced-path="M 0 0 L 21600 0 21600 21600 0 21600 Z N"/></draw:custom-shape><draw:custom-shape svg:x="2in" svg:y="0in" svg:width="2.29236in" svg:height="0.5in" draw:id="id76" draw:style-name="a76" draw:name="Rectangle 81"><svg:title/><svg:desc/><text:p text:style-name="內文"><text:span text:style-name="T41">建築線指定（示）流程表</text:span></text:p><draw:enhanced-geometry draw:type="non-primitive" svg:viewBox="0 0 21600 21600" draw:enhanced-path="M 0 0 L 21600 0 21600 21600 0 21600 Z N"/></draw:custom-shape><draw:connector draw:type="line" svg:x1="4.475in" svg:y1="2.94514in" svg:x2="3.70069in" svg:y2="2.94514in" draw:id="id77" draw:style-name="a77" draw:name="Line 82"><svg:title/><svg:desc/></draw:connector><draw:custom-shape svg:x="3.64444in" svg:y="2.91319in" svg:width="0.06389in" svg:height="0.06389in" draw:id="id78" draw:style-name="a78" draw:name="Freeform 83"><svg:title/><svg:desc/><draw:enhanced-geometry draw:type="non-primitive" svg:viewBox="0 0 92 92" draw:enhanced-path="M 92 92 L 0 46 92 0 92 92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"/><draw:equation draw:name="f7" draw:formula="?f4 / 92"/><draw:equation draw:name="f8" draw:formula="92 * ?f5 / 92"/><draw:equation draw:name="f9" draw:formula="92 * ?f4 / 92"/><draw:equation draw:name="f10" draw:formula="0 * ?f5 / 92"/><draw:equation draw:name="f11" draw:formula="46 * ?f4 / 92"/><draw:equation draw:name="f12" draw:formula="0 * ?f4 / 9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onnector draw:type="line" svg:x1="3.125in" svg:y1="5.25in" svg:x2="3.125in" svg:y2="5.625in" draw:id="id79" draw:style-name="a80" draw:name="Line 84"><svg:title/><svg:desc/></draw:connector></draw:g><text:span text:style-name="T42"><draw:custom-shape svg:x="1.5in" svg:y="1.5in" svg:width="0.625in" svg:height="3.375in" draw:z-index="251657216" draw:id="id81" draw:style-name="a82" draw:name="Rectangle 2" text:anchor-type="paragraph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標楷體"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標楷體" style:font-name-asian="標楷體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標楷體" style:font-name-asian="標楷體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9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ratb</meta:initial-creator>
    <dc:creator>林茂昌</dc:creator>
    <meta:creation-date>2018-11-14T02:24:00Z</meta:creation-date>
    <dc:date>2018-11-14T02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